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Text_20_body">
      <style:text-properties style:font-name="Arial"/>
    </style:style>
    <style:style style:name="P3" style:family="paragraph" style:parent-style-name="Text_20_body">
      <style:paragraph-properties fo:margin-left="0cm" fo:margin-right="0cm" fo:orphans="2" fo:widows="2" fo:text-indent="0cm" style:auto-text-indent="false" fo:padding="0cm" fo:border="none"/>
      <style:text-properties fo:font-variant="normal" fo:text-transform="none" fo:color="#000000" style:font-name="Arial" fo:font-size="12pt" fo:letter-spacing="normal" fo:font-style="normal" fo:font-weight="normal"/>
    </style:style>
    <style:style style:name="P4" style:family="paragraph" style:parent-style-name="Text_20_body" style:list-style-name="L1">
      <style:paragraph-properties fo:margin-left="0cm" fo:margin-right="0cm" fo:orphans="2" fo:widows="2" fo:text-indent="0cm" style:auto-text-indent="false" fo:padding="0cm" fo:border="none"/>
      <style:text-properties fo:font-variant="normal" fo:text-transform="none" fo:color="#000000" style:font-name="Arial" fo:font-size="12pt" fo:letter-spacing="normal" fo:font-style="normal" fo:font-weight="normal"/>
    </style:style>
    <style:style style:name="P5" style:family="paragraph" style:parent-style-name="Text_20_body">
      <style:paragraph-properties fo:margin-left="0cm" fo:margin-right="0cm" fo:orphans="2" fo:widows="2" fo:text-indent="0cm" style:auto-text-indent="false" fo:padding="0cm" fo:border="none"/>
    </style:style>
    <style:style style:name="P6" style:family="paragraph" style:parent-style-name="Text_20_body" style:list-style-name="L1">
      <style:paragraph-properties fo:margin-left="0cm" fo:margin-right="0cm" fo:margin-top="0cm" fo:margin-bottom="0cm" fo:orphans="2" fo:widows="2" fo:text-indent="0cm" style:auto-text-indent="false" fo:padding="0cm" fo:border="none"/>
      <style:text-properties fo:font-variant="normal" fo:text-transform="none" fo:color="#000000" style:font-name="Arial" fo:font-size="12pt" fo:letter-spacing="normal" fo:font-style="normal" fo:font-weight="normal"/>
    </style:style>
    <style:style style:name="P7" style:family="paragraph" style:parent-style-name="Text_20_body">
      <style:paragraph-properties fo:orphans="2" fo:widows="2" fo:padding="0cm" fo:border="none"/>
      <style:text-properties fo:font-variant="normal" fo:text-transform="none" fo:color="#000000" style:font-name="Arial" fo:font-size="12pt" fo:letter-spacing="normal" fo:font-style="normal" fo:font-weight="normal"/>
    </style:style>
    <style:style style:name="P8" style:family="paragraph" style:parent-style-name="Text_20_body">
      <style:paragraph-properties fo:orphans="2" fo:widows="2" fo:padding="0cm" fo:border="none"/>
    </style:style>
    <style:style style:name="T1" style:family="text">
      <style:text-properties fo:font-variant="normal" fo:text-transform="none" fo:color="#00c1f1" style:font-name="sans-serif" fo:font-size="12pt" fo:letter-spacing="normal" fo:font-style="normal" fo:font-weight="normal"/>
    </style:style>
    <style:style style:name="T2" style:family="text">
      <style:text-properties fo:font-variant="normal" fo:text-transform="none" fo:color="#00c1f1" fo:font-size="12pt" fo:letter-spacing="normal" fo:font-style="normal" fo:font-weight="normal"/>
    </style:style>
    <style:style style:name="T3" style:family="text">
      <style:text-properties fo:font-variant="normal" fo:text-transform="none" fo:color="#00c1f1" fo:font-size="12pt" fo:letter-spacing="normal" fo:font-style="normal" fo:font-weight="bold" style:font-weight-asian="bold" style:font-weight-complex="bold"/>
    </style:style>
    <style:style style:name="T4" style:family="text">
      <style:text-properties fo:font-variant="normal" fo:text-transform="none" fo:color="#00c1f1" style:font-name="Arial" fo:font-size="12pt" fo:letter-spacing="normal" fo:font-style="normal"/>
    </style:style>
    <style:style style:name="T5" style:family="text">
      <style:text-properties fo:font-variant="normal" fo:text-transform="none" fo:color="#00c1f1" style:font-name="Arial" fo:font-size="12pt" fo:letter-spacing="normal" fo:font-style="normal" fo:font-weight="normal"/>
    </style:style>
    <style:style style:name="T6" style:family="text">
      <style:text-properties fo:font-variant="normal" fo:text-transform="none" fo:color="#00c1f1" style:font-name="Arial" fo:font-size="12pt" fo:letter-spacing="normal" fo:font-style="normal" fo:font-weight="bold" style:font-weight-asian="bold" style:font-weight-complex="bold"/>
    </style:style>
    <style:style style:name="T7" style:family="text">
      <style:text-properties fo:font-variant="normal" fo:text-transform="none" fo:color="#000000" style:font-name="sans-serif" fo:font-size="12pt" fo:letter-spacing="normal" fo:font-style="normal" fo:font-weight="normal"/>
    </style:style>
    <style:style style:name="T8" style:family="text">
      <style:text-properties fo:font-variant="normal" fo:text-transform="none" fo:color="#000000" fo:font-size="12pt" fo:letter-spacing="normal" fo:font-style="normal" fo:font-weight="normal"/>
    </style:style>
    <style:style style:name="T9" style:family="text">
      <style:text-properties fo:font-variant="normal" fo:text-transform="none" fo:color="#000000" style:font-name="Arial" fo:font-size="12pt" fo:letter-spacing="normal" fo:font-style="normal" fo:font-weight="normal"/>
    </style:style>
    <text:list-style style:name="L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ryptography is a crucial technique for developing secure systems. The proper application of cryptography may secure data security, protect data from unwanted modification, and authenticate data sources. Cryptography may also be used to achieve a variety of additional security objectives. Cryptography can provide the following benefits: </text:p>
      <text:p text:style-name="P3"/>
      <text:p text:style-name="P5"><text:span text:style-name="Strong_20_Emphasis"><text:span text:style-name="T6">Confidentiality</text:span></text:span></text:p>
      <text:p text:style-name="P7">Confidentiality means ensuring that no one can read a message except the intended receiver. <text:line-break/>It also means keeping data secret from those without the proper credentials, even if this data passes through an insecure network.</text:p>
      <text:p text:style-name="P7"/>
      <text:p text:style-name="P8"><text:span text:style-name="Strong_20_Emphasis"><text:span text:style-name="T6">Integrity (Anti-Tampering)</text:span></text:span></text:p>
      <text:p text:style-name="P7">Integrity means ensuring the receiver that the received message has not been altered in any way from the original.</text:p>
      <text:p text:style-name="P7"/>
      <text:p text:style-name="P8"><text:span text:style-name="Strong_20_Emphasis"><text:span text:style-name="T6">Authentication</text:span></text:span></text:p>
      <text:p text:style-name="P7">Authentication is the process of proving one’s identity. The primary forms of host-to-host authentication on the Internet today are name-based or address-based, both of which are notoriously weak.<text:line-break/>Cryptography can help establish an identity for authentication purposes.</text:p>
      <text:p text:style-name="P7"/>
      <text:p text:style-name="P8"><text:span text:style-name="Strong_20_Emphasis"><text:span text:style-name="T6">Non-Repudiation</text:span></text:span></text:p>
      <text:p text:style-name="P7">A repudiation is a rejection or denial of something's validity, such as refusing to fulfill a legal contract. Non-repudiation is used in information security to ensure that an individual or organization obligated by contractual obligation cannot deny the authenticity of their signature on the original contract. Non-repudiation refers to mechanisms that prove that the sender sent the message.</text:p>
      <text:p text:style-name="P1"/>
      <text:p text:style-name="P2"><text:span text:style-name="Strong_20_Emphasis"><text:span text:style-name="T2">Examples of Symmetric Cryptography</text:span></text:span></text:p>
      <text:p text:style-name="P3">Symmetric encryption is mainly used in day-to-day communication channels, especially over the internet. SSH is an example of a protocol that uses it.</text:p>
      <text:p text:style-name="P8"><text:span text:style-name="T9">The most widely used symmetric algorithms are </text:span><text:span text:style-name="Strong_20_Emphasis"><text:span text:style-name="T9">AES-128, AES-192</text:span></text:span><text:span text:style-name="T9">, and </text:span><text:span text:style-name="Strong_20_Emphasis"><text:span text:style-name="T9">AES-256.</text:span></text:span><text:span text:style-name="T9"><text:line-break/>The number of each algorithm 128, 192, and 256 is the bit key length to encrypt and decrypt a block of messages.</text:span></text:p>
      <text:p text:style-name="P1"/>
      <text:p text:style-name="P2"><text:span text:style-name="Strong_20_Emphasis"><text:span text:style-name="T2">Examples of Asymmetric Cryptography</text:span></text:span></text:p>
      <text:p text:style-name="P8"><text:span text:style-name="Strong_20_Emphasis"><text:span text:style-name="T9">Digital Signature Standard (DSS) </text:span></text:span><text:span text:style-name="T9">is a Federal Information Processing Standard that provides algorithms for generating digital signatures using the Secure Hash Algorithm (SHA) for digital document authentication.</text:span></text:p>
      <text:p text:style-name="P8"><text:span text:style-name="Strong_20_Emphasis"><text:span text:style-name="T9">RSA </text:span></text:span><text:span text:style-name="T9">is a widely used public key cryptosystem that enables secure data transmission and digital signatures based on the mathematical properties of large prime numbers and modular arithmetic.</text:span></text:p>
      <text:p text:style-name="P8"><text:span text:style-name="T9"/></text:p>
      <text:p text:style-name="P5"><text:span text:style-name="Strong_20_Emphasis"><text:span text:style-name="T5">SSL Protocol as Asymmetric Encryption</text:span></text:span></text:p>
      <text:p text:style-name="P3">SSL (Secure Sockets Layer) is the protocol that secures the HTTP protocol in the application layer to make it HTTPS. SSL is the predecessor of today's TLS (Transport Layer Security) encryption. TLS is a more secure protocol than SSL, which is its main difference from SSL (earlier versions of SSL had some security vulnerabilities).</text:p>
      <text:p text:style-name="P5"><text:soft-page-break/><text:span text:style-name="Strong_20_Emphasis"><text:span text:style-name="T9">How does SSL/TLS work?</text:span></text:span></text:p>
      <text:list xml:id="list4899399397441690576" text:style-name="L1">
        <text:list-item>
          <text:p text:style-name="P6">To provide a high level of privacy, SSL encrypts data sent across the web. Anyone attempting to intercept this data will only see a garbled mix of characters nearly impossible to decrypt.</text:p>
        </text:list-item>
        <text:list-item>
          <text:p text:style-name="P6">SSL initiates an authentication process known as a handshake between two communicating devices to ensure that both devices are who they claim to be.</text:p>
        </text:list-item>
        <text:list-item>
          <text:p text:style-name="P4">SSL also digitally signs data to ensure data integrity, ensuring that it reaches its intended recipient untampered.</text:p>
        </text:list-item>
      </text:list>
      <text:p text:style-name="P7">It's important to note that SSL employs both asymmetric and symmetric encryption. Asymmetric encryption is used to create a secure session between a server and the client, while symmetric encryption transfers information within the secure sessi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138cm" fo:margin-bottom="1.997cm" fo:margin-left="1.323cm" fo:margin-right="0.91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00H00M35S</meta:editing-duration>
    <meta:editing-cycles>2</meta:editing-cycles>
    <meta:generator>OpenOffice/4.1.14$Win32 OpenOffice.org_project/4114m1$Build-9811</meta:generator>
    <dc:date>2023-11-22T13:11:49.61</dc:date>
    <meta:document-statistic meta:table-count="0" meta:image-count="0" meta:object-count="0" meta:page-count="2" meta:paragraph-count="22" meta:word-count="494" meta:character-count="3310"/>
    <dc:creator>kaos sevdalisi</dc:creator>
    <meta:user-defined meta:name="Info 1"/>
    <meta:user-defined meta:name="Info 2"/>
    <meta:user-defined meta:name="Info 3"/>
    <meta:user-defined meta:name="Info 4"/>
  </office:meta>
</office:document-meta>
</file>